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text-properties fo:font-size="12pt" style:font-size-asian="12pt" style:font-size-complex="12pt"/>
    </style:style>
    <style:style style:name="P5" style:parent-style-name="Paragraphedeliste" style:list-style-name="LFO1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Paragraphedeliste" style:list-style-name="LFO1" style:family="paragraph">
      <style:text-properties fo:font-size="12pt" style:font-size-asian="12pt" style:font-size-complex="12pt"/>
    </style:style>
    <style:style style:name="P9" style:parent-style-name="Paragraphedeliste" style:list-style-name="LFO1" style:family="paragraph">
      <style:text-properties fo:font-size="12pt" style:font-size-asian="12pt" style:font-size-complex="12pt"/>
    </style:style>
    <style:style style:name="P10" style:parent-style-name="Paragraphedeliste" style:list-style-name="LFO1" style:family="paragraph">
      <style:text-properties fo:font-size="12pt" style:font-size-asian="12pt" style:font-size-complex="12pt"/>
    </style:style>
    <style:style style:name="P11" style:parent-style-name="Paragraphedeliste" style:list-style-name="LFO1" style:family="paragraph">
      <style:text-properties fo:font-size="12pt" style:font-size-asian="12pt" style:font-size-complex="12pt"/>
    </style:style>
    <style:style style:name="P12" style:parent-style-name="Normal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Projet : ArtisteManager</text:p>
      <text:p text:style-name="P2">Cas d’usages :</text:p>
      <text:p text:style-name="P3"/>
      <text:p text:style-name="P4">Cas d’usages<text:s/>pour la classe<text:s/>Artiste :<text:s/></text:p>
      <text:list text:style-name="LFO1" text:continue-numbering="true">
        <text:list-item>
          <text:p text:style-name="P5">Opérations CRUD<text:s/>simples : Create, Read, Update et Delete</text:p>
        </text:list-item>
      </text:list>
      <text:p text:style-name="P6"/>
      <text:p text:style-name="P7">Cas d’usages<text:s/>pour la classe<text:s/>Album :<text:s/></text:p>
      <text:list text:style-name="LFO1" text:continue-numbering="true">
        <text:list-item>
          <text:p text:style-name="P8">Opérations CRUD simples : Create, Read, Update et Delete</text:p>
        </text:list-item>
        <text:list-item>
          <text:p text:style-name="P9">Récupérer un Album grâce à son titre</text:p>
        </text:list-item>
        <text:list-item>
          <text:p text:style-name="P10">Supprimer un Album depuis son titre</text:p>
        </text:list-item>
        <text:list-item>
          <text:p text:style-name="P11">Récupérer les musiques regrouper par Album</text:p>
        </text:list-item>
      </text:list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ristan Arnould</meta:initial-creator>
    <dc:creator>Tristan Arnould</dc:creator>
    <meta:creation-date>2021-05-10T15:05:00Z</meta:creation-date>
    <dc:date>2021-06-17T10:45:00Z</dc:date>
    <meta:template xlink:href="Normal" xlink:type="simple"/>
    <meta:editing-cycles>8</meta:editing-cycles>
    <meta:editing-duration>PT2340S</meta:editing-duration>
    <meta:document-statistic meta:page-count="1" meta:paragraph-count="1" meta:word-count="53" meta:character-count="347" meta:row-count="2" meta:non-whitespace-character-count="295"/>
  </office:meta>
</office:document-meta>
</file>